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2496" calcext:value-type="float">
            <text:p>93.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0104" calcext:value-type="float">
            <text:p>91.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4616" calcext:value-type="float">
            <text:p>83.4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4184" calcext:value-type="float">
            <text:p>78.4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0296" calcext:value-type="float">
            <text:p>75.5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6296" calcext:value-type="float">
            <text:p>73.9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9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6472" calcext:value-type="float">
            <text:p>68.5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5904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752" calcext:value-type="float">
            <text:p>67.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